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6B8B7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DA9694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7DEE8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B7DEE8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92CDD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92CDD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889375cm" style:use-optimal-column-width="true"/>
    </style:style>
    <style:style style:name="co3" style:family="table-column">
      <style:table-column-properties fo:break-before="auto" style:column-width="2.14312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6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column table:style-name="co10" table:number-columns-repeated="15360" table:default-cell-style-name="ce4"/>
        <table:table-row table:style-name="ro1">
          <table:table-cell office:value-type="string" table:style-name="ce2">
            <text:p>OrderID</text:p>
          </table:table-cell>
          <table:table-cell office:value-type="string" table:style-name="ce2">
            <text:p>CustomerName</text:p>
          </table:table-cell>
          <table:table-cell office:value-type="string" table:style-name="ce2">
            <text:p>Region</text:p>
          </table:table-cell>
          <table:table-cell office:value-type="string" table:style-name="ce2">
            <text:p>Product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UnitPrice</text:p>
          </table:table-cell>
          <table:table-cell office:value-type="string" table:style-name="ce2">
            <text:p>OrderDate</text:p>
          </table:table-cell>
          <table:table-cell office:value-type="string" table:style-name="ce3">
            <text:p>Q<text:span text:style-name="T1">5)TOTAL SALES</text:span></text:p>
          </table:table-cell>
          <table:table-cell table:number-columns-repeated="16376"/>
        </table:table-row>
        <table:table-row table:style-name="ro1">
          <table:table-cell office:value-type="float" office:value="1001" table:style-name="ce5">
            <text:p>1001</text:p>
          </table:table-cell>
          <table:table-cell office:value-type="string" table:style-name="ce5">
            <text:p>Amit Sharma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Notebook</text:p>
          </table:table-cell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date" office:date-value="2024-05-01T00:00:00" table:style-name="ce6">
            <text:p>05-01-2024</text:p>
          </table:table-cell>
          <table:table-cell office:value-type="float" office:value="500" table:formula="msoxl:=MIN(Sheet1!$E2*Sheet1!$F2)" table:style-name="ce7">
            <text:p>500</text:p>
          </table:table-cell>
          <table:table-cell table:number-columns-repeated="16376"/>
        </table:table-row>
        <table:table-row table:style-name="ro1">
          <table:table-cell office:value-type="float" office:value="1002" table:style-name="ce5">
            <text:p>1002</text:p>
          </table:table-cell>
          <table:table-cell office:value-type="string" table:style-name="ce5">
            <text:p>Neha Verm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date" office:date-value="2024-06-01T00:00:00" table:style-name="ce6">
            <text:p>06-01-2024</text:p>
          </table:table-cell>
          <table:table-cell office:value-type="float" office:value="200" table:formula="msoxl:=MIN(Sheet1!$E3*Sheet1!$F3)" table:style-name="ce7">
            <text:p>200</text:p>
          </table:table-cell>
          <table:table-cell table:number-columns-repeated="16376"/>
        </table:table-row>
        <table:table-row table:style-name="ro1">
          <table:table-cell office:value-type="float" office:value="1003" table:style-name="ce5">
            <text:p>1003</text:p>
          </table:table-cell>
          <table:table-cell office:value-type="string" table:style-name="ce5">
            <text:p>Rahul Singh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Marker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5">
            <text:p>25</text:p>
          </table:table-cell>
          <table:table-cell office:value-type="date" office:date-value="2024-07-01T00:00:00" table:style-name="ce6">
            <text:p>07-01-2024</text:p>
          </table:table-cell>
          <table:table-cell office:value-type="float" office:value="375" table:formula="msoxl:=MIN(Sheet1!$E4*Sheet1!$F4)" table:style-name="ce7">
            <text:p>375</text:p>
          </table:table-cell>
          <table:table-cell table:number-columns-repeated="16376"/>
        </table:table-row>
        <table:table-row table:style-name="ro1">
          <table:table-cell office:value-type="float" office:value="1004" table:style-name="ce5">
            <text:p>1004</text:p>
          </table:table-cell>
          <table:table-cell office:value-type="string" table:style-name="ce5">
            <text:p>Pooja Mehta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Notebook</text:p>
          </table:table-cell>
          <table:table-cell office:value-type="float" office:value="5" table:style-name="ce5">
            <text:p>5</text:p>
          </table:table-cell>
          <table:table-cell office:value-type="float" office:value="50" table:style-name="ce5">
            <text:p>50</text:p>
          </table:table-cell>
          <table:table-cell office:value-type="date" office:date-value="2024-08-01T00:00:00" table:style-name="ce6">
            <text:p>08-01-2024</text:p>
          </table:table-cell>
          <table:table-cell office:value-type="float" office:value="250" table:formula="msoxl:=MIN(Sheet1!$E5*Sheet1!$F5)" table:style-name="ce7">
            <text:p>250</text:p>
          </table:table-cell>
          <table:table-cell table:number-columns-repeated="16376"/>
        </table:table-row>
        <table:table-row table:style-name="ro1">
          <table:table-cell office:value-type="float" office:value="1005" table:style-name="ce5">
            <text:p>1005</text:p>
          </table:table-cell>
          <table:table-cell office:value-type="string" table:style-name="ce5">
            <text:p>Ankit Jain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Pencil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date" office:date-value="2024-10-01T00:00:00" table:style-name="ce6">
            <text:p>10-01-2024</text:p>
          </table:table-cell>
          <table:table-cell office:value-type="float" office:value="150" table:formula="msoxl:=MIN(Sheet1!$E6*Sheet1!$F6)" table:style-name="ce7">
            <text:p>150</text:p>
          </table:table-cell>
          <table:table-cell table:number-columns-repeated="16376"/>
        </table:table-row>
        <table:table-row table:style-name="ro1">
          <table:table-cell office:value-type="float" office:value="1006" table:style-name="ce5">
            <text:p>1006</text:p>
          </table:table-cell>
          <table:table-cell office:value-type="string" table:style-name="ce5">
            <text:p>Sneha Patel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Notebook</text:p>
          </table:table-cell>
          <table:table-cell office:value-type="float" office:value="12" table:style-name="ce5">
            <text:p>12</text:p>
          </table:table-cell>
          <table:table-cell office:value-type="float" office:value="50" table:style-name="ce5">
            <text:p>50</text:p>
          </table:table-cell>
          <table:table-cell office:value-type="date" office:date-value="2024-11-01T00:00:00" table:style-name="ce6">
            <text:p>11-01-2024</text:p>
          </table:table-cell>
          <table:table-cell office:value-type="float" office:value="600" table:formula="msoxl:=MIN(Sheet1!$E7*Sheet1!$F7)" table:style-name="ce7">
            <text:p>600</text:p>
          </table:table-cell>
          <table:table-cell table:number-columns-repeated="16376"/>
        </table:table-row>
        <table:table-row table:style-name="ro1">
          <table:table-cell office:value-type="float" office:value="1007" table:style-name="ce5">
            <text:p>1007</text:p>
          </table:table-cell>
          <table:table-cell office:value-type="string" table:style-name="ce5">
            <text:p>Vikas Gupta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Eraser</text:p>
          </table:table-cell>
          <table:table-cell office:value-type="float" office:value="25" table:style-name="ce5">
            <text:p>2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13-01-2024</text:p>
          </table:table-cell>
          <table:table-cell office:value-type="float" office:value="200" table:formula="msoxl:=MIN(Sheet1!$E8*Sheet1!$F8)" table:style-name="ce7">
            <text:p>200</text:p>
          </table:table-cell>
          <table:table-cell table:number-columns-repeated="16376"/>
        </table:table-row>
        <table:table-row table:style-name="ro1">
          <table:table-cell office:value-type="float" office:value="1008" table:style-name="ce5">
            <text:p>1008</text:p>
          </table:table-cell>
          <table:table-cell office:value-type="string" table:style-name="ce5">
            <text:p>Meera Nair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Pen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5-01-2024</text:p>
          </table:table-cell>
          <table:table-cell office:value-type="float" office:value="180" table:formula="msoxl:=MIN(Sheet1!$E9*Sheet1!$F9)" table:style-name="ce7">
            <text:p>180</text:p>
          </table:table-cell>
          <table:table-cell table:number-columns-repeated="16376"/>
        </table:table-row>
        <table:table-row table:style-name="ro1">
          <table:table-cell office:value-type="float" office:value="1009" table:style-name="ce5">
            <text:p>1009</text:p>
          </table:table-cell>
          <table:table-cell office:value-type="string" table:style-name="ce5">
            <text:p>Anjali Rao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Marker</text:p>
          </table:table-cell>
          <table:table-cell office:value-type="float" office:value="22" table:style-name="ce5">
            <text:p>2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17-01-2024</text:p>
          </table:table-cell>
          <table:table-cell office:value-type="float" office:value="550" table:formula="msoxl:=MIN(Sheet1!$E10*Sheet1!$F10)" table:style-name="ce7">
            <text:p>550</text:p>
          </table:table-cell>
          <table:table-cell table:number-columns-repeated="16376"/>
        </table:table-row>
        <table:table-row table:style-name="ro1">
          <table:table-cell office:value-type="float" office:value="1010" table:style-name="ce5">
            <text:p>1010</text:p>
          </table:table-cell>
          <table:table-cell office:value-type="string" table:style-name="ce5">
            <text:p>Manoj Das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Notebook</text:p>
          </table:table-cell>
          <table:table-cell office:value-type="float" office:value="8" table:style-name="ce5">
            <text:p>8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18-01-2024</text:p>
          </table:table-cell>
          <table:table-cell office:value-type="float" office:value="400" table:formula="msoxl:=MIN(Sheet1!$E11*Sheet1!$F11)" table:style-name="ce7">
            <text:p>400</text:p>
          </table:table-cell>
          <table:table-cell table:number-columns-repeated="16376"/>
        </table:table-row>
        <table:table-row table:style-name="ro1">
          <table:table-cell office:value-type="float" office:value="1011" table:style-name="ce5">
            <text:p>1011</text:p>
          </table:table-cell>
          <table:table-cell office:value-type="string" table:style-name="ce5">
            <text:p>Ritika Sen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Pencil</text:p>
          </table:table-cell>
          <table:table-cell office:value-type="float" office:value="40" table:style-name="ce5">
            <text:p>4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19-01-2024</text:p>
          </table:table-cell>
          <table:table-cell office:value-type="float" office:value="200" table:formula="msoxl:=MIN(Sheet1!$E12*Sheet1!$F12)" table:style-name="ce7">
            <text:p>200</text:p>
          </table:table-cell>
          <table:table-cell table:number-columns-repeated="16376"/>
        </table:table-row>
        <table:table-row table:style-name="ro1">
          <table:table-cell office:value-type="float" office:value="1012" table:style-name="ce5">
            <text:p>1012</text:p>
          </table:table-cell>
          <table:table-cell office:value-type="string" table:style-name="ce5">
            <text:p>Karan Malhotra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Eraser</text:p>
          </table:table-cell>
          <table:table-cell office:value-type="float" office:value="35" table:style-name="ce5">
            <text:p>3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0-01-2024</text:p>
          </table:table-cell>
          <table:table-cell office:value-type="float" office:value="280" table:formula="msoxl:=MIN(Sheet1!$E13*Sheet1!$F13)" table:style-name="ce7">
            <text:p>280</text:p>
          </table:table-cell>
          <table:table-cell table:number-columns-repeated="16376"/>
        </table:table-row>
        <table:table-row table:style-name="ro1">
          <table:table-cell office:value-type="float" office:value="1013" table:style-name="ce5">
            <text:p>1013</text:p>
          </table:table-cell>
          <table:table-cell office:value-type="string" table:style-name="ce5">
            <text:p>Aryan Joshi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Notebook</text:p>
          </table:table-cell>
          <table:table-cell office:value-type="float" office:value="14" table:style-name="ce5">
            <text:p>14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22-01-2024</text:p>
          </table:table-cell>
          <table:table-cell office:value-type="float" office:value="700" table:formula="msoxl:=MIN(Sheet1!$E14*Sheet1!$F14)" table:style-name="ce7">
            <text:p>700</text:p>
          </table:table-cell>
          <table:table-cell table:number-columns-repeated="16376"/>
        </table:table-row>
        <table:table-row table:style-name="ro1">
          <table:table-cell office:value-type="float" office:value="1014" table:style-name="ce5">
            <text:p>1014</text:p>
          </table:table-cell>
          <table:table-cell office:value-type="string" table:style-name="ce5">
            <text:p>Divya Kapoor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3-01-2024</text:p>
          </table:table-cell>
          <table:table-cell office:value-type="float" office:value="280" table:formula="msoxl:=MIN(Sheet1!$E15*Sheet1!$F15)" table:style-name="ce7">
            <text:p>280</text:p>
          </table:table-cell>
          <table:table-cell table:number-columns-repeated="16376"/>
        </table:table-row>
        <table:table-row table:style-name="ro1">
          <table:table-cell office:value-type="float" office:value="1015" table:style-name="ce5">
            <text:p>1015</text:p>
          </table:table-cell>
          <table:table-cell office:value-type="string" table:style-name="ce5">
            <text:p>Sahil Arora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Marker</text:p>
          </table:table-cell>
          <table:table-cell office:value-type="float" office:value="12" table:style-name="ce5">
            <text:p>1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24-01-2024</text:p>
          </table:table-cell>
          <table:table-cell office:value-type="float" office:value="300" table:formula="msoxl:=MIN(Sheet1!$E16*Sheet1!$F16)" table:style-name="ce7">
            <text:p>300</text:p>
          </table:table-cell>
          <table:table-cell table:number-columns-repeated="16376"/>
        </table:table-row>
        <table:table-row table:style-name="ro1">
          <table:table-cell office:value-type="float" office:value="1016" table:style-name="ce5">
            <text:p>1016</text:p>
          </table:table-cell>
          <table:table-cell office:value-type="string" table:style-name="ce5">
            <text:p>Muskan Jain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Pencil</text:p>
          </table:table-cell>
          <table:table-cell office:value-type="float" office:value="25" table:style-name="ce5">
            <text:p>2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26-01-2024</text:p>
          </table:table-cell>
          <table:table-cell office:value-type="float" office:value="125" table:formula="msoxl:=MIN(Sheet1!$E17*Sheet1!$F17)" table:style-name="ce7">
            <text:p>125</text:p>
          </table:table-cell>
          <table:table-cell table:number-columns-repeated="16376"/>
        </table:table-row>
        <table:table-row table:style-name="ro1">
          <table:table-cell office:value-type="float" office:value="1017" table:style-name="ce5">
            <text:p>1017</text:p>
          </table:table-cell>
          <table:table-cell office:value-type="string" table:style-name="ce5">
            <text:p>Rohan Gupta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Erase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8-01-2024</text:p>
          </table:table-cell>
          <table:table-cell office:value-type="float" office:value="160" table:formula="msoxl:=MIN(Sheet1!$E18*Sheet1!$F18)" table:style-name="ce7">
            <text:p>160</text:p>
          </table:table-cell>
          <table:table-cell table:number-columns-repeated="16376"/>
        </table:table-row>
        <table:table-row table:style-name="ro1">
          <table:table-cell office:value-type="float" office:value="1018" table:style-name="ce5">
            <text:p>1018</text:p>
          </table:table-cell>
          <table:table-cell office:value-type="string" table:style-name="ce5">
            <text:p>Nidhi Sharm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Notebook</text:p>
          </table:table-cell>
          <table:table-cell office:value-type="float" office:value="10" table:style-name="ce5">
            <text:p>10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29-01-2024</text:p>
          </table:table-cell>
          <table:table-cell office:value-type="float" office:value="500" table:formula="msoxl:=MIN(Sheet1!$E19*Sheet1!$F19)" table:style-name="ce7">
            <text:p>500</text:p>
          </table:table-cell>
          <table:table-cell table:number-columns-repeated="16376"/>
        </table:table-row>
        <table:table-row table:style-name="ro1">
          <table:table-cell office:value-type="float" office:value="1019" table:style-name="ce5">
            <text:p>1019</text:p>
          </table:table-cell>
          <table:table-cell office:value-type="string" table:style-name="ce5">
            <text:p>Tarun Verma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Pen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30-01-2024</text:p>
          </table:table-cell>
          <table:table-cell office:value-type="float" office:value="150" table:formula="msoxl:=MIN(Sheet1!$E20*Sheet1!$F20)" table:style-name="ce7">
            <text:p>150</text:p>
          </table:table-cell>
          <table:table-cell table:number-columns-repeated="16376"/>
        </table:table-row>
        <table:table-row table:style-name="ro1">
          <table:table-cell office:value-type="float" office:value="1020" table:style-name="ce5">
            <text:p>1020</text:p>
          </table:table-cell>
          <table:table-cell office:value-type="string" table:style-name="ce5">
            <text:p>Simran Kaur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Marker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office:value-type="date" office:date-value="2024-01-02T00:00:00" table:style-name="ce6">
            <text:p>01-02-2024</text:p>
          </table:table-cell>
          <table:table-cell office:value-type="float" office:value="450" table:formula="msoxl:=MIN(Sheet1!$E21*Sheet1!$F21)" table:style-name="ce7">
            <text:p>450</text:p>
          </table:table-cell>
          <table:table-cell table:number-columns-repeated="16376"/>
        </table:table-row>
        <table:table-row table:style-name="ro1">
          <table:table-cell office:value-type="float" office:value="1021" table:style-name="ce5">
            <text:p>1021</text:p>
          </table:table-cell>
          <table:table-cell office:value-type="string" table:style-name="ce5">
            <text:p>Deepak Rao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Notebook</text:p>
          </table:table-cell>
          <table:table-cell office:value-type="float" office:value="9" table:style-name="ce5">
            <text:p>9</text:p>
          </table:table-cell>
          <table:table-cell office:value-type="float" office:value="50" table:style-name="ce5">
            <text:p>50</text:p>
          </table:table-cell>
          <table:table-cell office:value-type="date" office:date-value="2024-02-02T00:00:00" table:style-name="ce6">
            <text:p>02-02-2024</text:p>
          </table:table-cell>
          <table:table-cell office:value-type="float" office:value="450" table:formula="msoxl:=MIN(Sheet1!$E22*Sheet1!$F22)" table:style-name="ce7">
            <text:p>450</text:p>
          </table:table-cell>
          <table:table-cell table:number-columns-repeated="16376"/>
        </table:table-row>
        <table:table-row table:style-name="ro1">
          <table:table-cell office:value-type="float" office:value="1022" table:style-name="ce5">
            <text:p>1022</text:p>
          </table:table-cell>
          <table:table-cell office:value-type="string" table:style-name="ce5">
            <text:p>Payal Meht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cil</text:p>
          </table:table-cell>
          <table:table-cell office:value-type="float" office:value="35" table:style-name="ce5">
            <text:p>35</text:p>
          </table:table-cell>
          <table:table-cell office:value-type="float" office:value="5" table:style-name="ce5">
            <text:p>5</text:p>
          </table:table-cell>
          <table:table-cell office:value-type="date" office:date-value="2024-03-02T00:00:00" table:style-name="ce6">
            <text:p>03-02-2024</text:p>
          </table:table-cell>
          <table:table-cell office:value-type="float" office:value="175" table:formula="msoxl:=MIN(Sheet1!$E23*Sheet1!$F23)" table:style-name="ce7">
            <text:p>175</text:p>
          </table:table-cell>
          <table:table-cell table:number-columns-repeated="16376"/>
        </table:table-row>
        <table:table-row table:style-name="ro1">
          <table:table-cell office:value-type="float" office:value="1023" table:style-name="ce5">
            <text:p>1023</text:p>
          </table:table-cell>
          <table:table-cell office:value-type="string" table:style-name="ce5">
            <text:p>Aditya Singh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Eraser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5">
            <text:p>8</text:p>
          </table:table-cell>
          <table:table-cell office:value-type="date" office:date-value="2024-04-02T00:00:00" table:style-name="ce6">
            <text:p>04-02-2024</text:p>
          </table:table-cell>
          <table:table-cell office:value-type="float" office:value="240" table:formula="msoxl:=MIN(Sheet1!$E24*Sheet1!$F24)" table:style-name="ce7">
            <text:p>240</text:p>
          </table:table-cell>
          <table:table-cell table:number-columns-repeated="16376"/>
        </table:table-row>
        <table:table-row table:style-name="ro1">
          <table:table-cell office:value-type="float" office:value="1024" table:style-name="ce5">
            <text:p>1024</text:p>
          </table:table-cell>
          <table:table-cell office:value-type="string" table:style-name="ce5">
            <text:p>Shreya Nair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Notebook</text:p>
          </table:table-cell>
          <table:table-cell office:value-type="float" office:value="11" table:style-name="ce5">
            <text:p>11</text:p>
          </table:table-cell>
          <table:table-cell office:value-type="float" office:value="50" table:style-name="ce5">
            <text:p>50</text:p>
          </table:table-cell>
          <table:table-cell office:value-type="date" office:date-value="2024-06-02T00:00:00" table:style-name="ce6">
            <text:p>06-02-2024</text:p>
          </table:table-cell>
          <table:table-cell office:value-type="float" office:value="550" table:formula="msoxl:=MIN(Sheet1!$E25*Sheet1!$F25)" table:style-name="ce7">
            <text:p>550</text:p>
          </table:table-cell>
          <table:table-cell table:number-columns-repeated="16376"/>
        </table:table-row>
        <table:table-row table:style-name="ro1">
          <table:table-cell office:value-type="float" office:value="1025" table:style-name="ce5">
            <text:p>1025</text:p>
          </table:table-cell>
          <table:table-cell office:value-type="string" table:style-name="ce5">
            <text:p>Sanjay Kumar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Pen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5">
            <text:p>10</text:p>
          </table:table-cell>
          <table:table-cell office:value-type="date" office:date-value="2024-07-02T00:00:00" table:style-name="ce6">
            <text:p>07-02-2024</text:p>
          </table:table-cell>
          <table:table-cell office:value-type="float" office:value="140" table:formula="msoxl:=MIN(Sheet1!$E26*Sheet1!$F26)" table:style-name="ce7">
            <text:p>140</text:p>
          </table:table-cell>
          <table:table-cell table:number-columns-repeated="16376"/>
        </table:table-row>
        <table:table-row table:style-name="ro1">
          <table:table-cell office:value-type="float" office:value="1026" table:style-name="ce5">
            <text:p>1026</text:p>
          </table:table-cell>
          <table:table-cell office:value-type="string" table:style-name="ce5">
            <text:p>Aarti Sharm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Marker</text:p>
          </table:table-cell>
          <table:table-cell office:value-type="float" office:value="16" table:style-name="ce5">
            <text:p>16</text:p>
          </table:table-cell>
          <table:table-cell office:value-type="float" office:value="25" table:style-name="ce5">
            <text:p>25</text:p>
          </table:table-cell>
          <table:table-cell office:value-type="date" office:date-value="2024-08-02T00:00:00" table:style-name="ce6">
            <text:p>08-02-2024</text:p>
          </table:table-cell>
          <table:table-cell office:value-type="float" office:value="400" table:formula="msoxl:=MIN(Sheet1!$E27*Sheet1!$F27)" table:style-name="ce7">
            <text:p>400</text:p>
          </table:table-cell>
          <table:table-cell table:number-columns-repeated="16376"/>
        </table:table-row>
        <table:table-row table:style-name="ro1">
          <table:table-cell office:value-type="float" office:value="1027" table:style-name="ce5">
            <text:p>1027</text:p>
          </table:table-cell>
          <table:table-cell office:value-type="string" table:style-name="ce5">
            <text:p>Rajesh Patel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Pencil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5">
            <text:p>5</text:p>
          </table:table-cell>
          <table:table-cell office:value-type="date" office:date-value="2024-09-02T00:00:00" table:style-name="ce6">
            <text:p>09-02-2024</text:p>
          </table:table-cell>
          <table:table-cell office:value-type="float" office:value="110" table:formula="msoxl:=MIN(Sheet1!$E28*Sheet1!$F28)" table:style-name="ce7">
            <text:p>110</text:p>
          </table:table-cell>
          <table:table-cell table:number-columns-repeated="16376"/>
        </table:table-row>
        <table:table-row table:style-name="ro1">
          <table:table-cell office:value-type="float" office:value="1028" table:style-name="ce5">
            <text:p>1028</text:p>
          </table:table-cell>
          <table:table-cell office:value-type="string" table:style-name="ce5">
            <text:p>Preeti Joshi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Eraser</text:p>
          </table:table-cell>
          <table:table-cell office:value-type="float" office:value="27" table:style-name="ce5">
            <text:p>27</text:p>
          </table:table-cell>
          <table:table-cell office:value-type="float" office:value="8" table:style-name="ce5">
            <text:p>8</text:p>
          </table:table-cell>
          <table:table-cell office:value-type="date" office:date-value="2024-10-02T00:00:00" table:style-name="ce6">
            <text:p>10-02-2024</text:p>
          </table:table-cell>
          <table:table-cell office:value-type="float" office:value="216" table:formula="msoxl:=MIN(Sheet1!$E29*Sheet1!$F29)" table:style-name="ce7">
            <text:p>216</text:p>
          </table:table-cell>
          <table:table-cell table:number-columns-repeated="16376"/>
        </table:table-row>
        <table:table-row table:style-name="ro1">
          <table:table-cell office:value-type="float" office:value="1029" table:style-name="ce5">
            <text:p>1029</text:p>
          </table:table-cell>
          <table:table-cell office:value-type="string" table:style-name="ce5">
            <text:p>Anurag Mishra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Notebook</text:p>
          </table:table-cell>
          <table:table-cell office:value-type="float" office:value="13" table:style-name="ce5">
            <text:p>13</text:p>
          </table:table-cell>
          <table:table-cell office:value-type="float" office:value="50" table:style-name="ce5">
            <text:p>50</text:p>
          </table:table-cell>
          <table:table-cell office:value-type="date" office:date-value="2024-12-02T00:00:00" table:style-name="ce6">
            <text:p>12-02-2024</text:p>
          </table:table-cell>
          <table:table-cell office:value-type="float" office:value="650" table:formula="msoxl:=MIN(Sheet1!$E30*Sheet1!$F30)" table:style-name="ce7">
            <text:p>650</text:p>
          </table:table-cell>
          <table:table-cell table:number-columns-repeated="16376"/>
        </table:table-row>
        <table:table-row table:style-name="ro1">
          <table:table-cell office:value-type="float" office:value="1030" table:style-name="ce5">
            <text:p>1030</text:p>
          </table:table-cell>
          <table:table-cell office:value-type="string" table:style-name="ce5">
            <text:p>Sanya Kapoor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3-02-2024</text:p>
          </table:table-cell>
          <table:table-cell office:value-type="float" office:value="320" table:formula="msoxl:=MIN(Sheet1!$E31*Sheet1!$F31)" table:style-name="ce7">
            <text:p>320</text:p>
          </table:table-cell>
          <table:table-cell table:number-columns-repeated="16376"/>
        </table:table-row>
        <table:table-row table:style-name="ro1">
          <table:table-cell office:value-type="float" office:value="1031" table:style-name="ce5">
            <text:p>1031</text:p>
          </table:table-cell>
          <table:table-cell office:value-type="string" table:style-name="ce5">
            <text:p>Harsh Yadav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Marker</text:p>
          </table:table-cell>
          <table:table-cell office:value-type="float" office:value="10" table:style-name="ce5">
            <text:p>10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14-02-2024</text:p>
          </table:table-cell>
          <table:table-cell office:value-type="float" office:value="250" table:formula="msoxl:=MIN(Sheet1!$E32*Sheet1!$F32)" table:style-name="ce7">
            <text:p>250</text:p>
          </table:table-cell>
          <table:table-cell table:number-columns-repeated="16376"/>
        </table:table-row>
        <table:table-row table:style-name="ro1">
          <table:table-cell office:value-type="float" office:value="1032" table:style-name="ce5">
            <text:p>1032</text:p>
          </table:table-cell>
          <table:table-cell office:value-type="string" table:style-name="ce5">
            <text:p>Kajal Rani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Pencil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16-02-2024</text:p>
          </table:table-cell>
          <table:table-cell office:value-type="float" office:value="90" table:formula="msoxl:=MIN(Sheet1!$E33*Sheet1!$F33)" table:style-name="ce7">
            <text:p>90</text:p>
          </table:table-cell>
          <table:table-cell table:number-columns-repeated="16376"/>
        </table:table-row>
        <table:table-row table:style-name="ro1">
          <table:table-cell office:value-type="float" office:value="1033" table:style-name="ce5">
            <text:p>1033</text:p>
          </table:table-cell>
          <table:table-cell office:value-type="string" table:style-name="ce5">
            <text:p>Varun Sharma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Eraser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17-02-2024</text:p>
          </table:table-cell>
          <table:table-cell office:value-type="float" office:value="176" table:formula="msoxl:=MIN(Sheet1!$E34*Sheet1!$F34)" table:style-name="ce7">
            <text:p>176</text:p>
          </table:table-cell>
          <table:table-cell table:number-columns-repeated="16376"/>
        </table:table-row>
        <table:table-row table:style-name="ro1">
          <table:table-cell office:value-type="float" office:value="1034" table:style-name="ce5">
            <text:p>1034</text:p>
          </table:table-cell>
          <table:table-cell office:value-type="string" table:style-name="ce5">
            <text:p>Swati Aror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Notebook</text:p>
          </table:table-cell>
          <table:table-cell office:value-type="float" office:value="17" table:style-name="ce5">
            <text:p>17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18-02-2024</text:p>
          </table:table-cell>
          <table:table-cell office:value-type="float" office:value="850" table:formula="msoxl:=MIN(Sheet1!$E35*Sheet1!$F35)" table:style-name="ce7">
            <text:p>850</text:p>
          </table:table-cell>
          <table:table-cell table:number-columns-repeated="16376"/>
        </table:table-row>
        <table:table-row table:style-name="ro1">
          <table:table-cell office:value-type="float" office:value="1035" table:style-name="ce5">
            <text:p>1035</text:p>
          </table:table-cell>
          <table:table-cell office:value-type="string" table:style-name="ce5">
            <text:p>Akhil Jain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Pen</text:p>
          </table:table-cell>
          <table:table-cell office:value-type="float" office:value="19" table:style-name="ce5">
            <text:p>19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19-02-2024</text:p>
          </table:table-cell>
          <table:table-cell office:value-type="float" office:value="190" table:formula="msoxl:=MIN(Sheet1!$E36*Sheet1!$F36)" table:style-name="ce7">
            <text:p>190</text:p>
          </table:table-cell>
          <table:table-cell table:number-columns-repeated="16376"/>
        </table:table-row>
        <table:table-row table:style-name="ro1">
          <table:table-cell office:value-type="float" office:value="1036" table:style-name="ce5">
            <text:p>1036</text:p>
          </table:table-cell>
          <table:table-cell office:value-type="string" table:style-name="ce5">
            <text:p>Priyanka Das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Marker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21-02-2024</text:p>
          </table:table-cell>
          <table:table-cell office:value-type="float" office:value="375" table:formula="msoxl:=MIN(Sheet1!$E37*Sheet1!$F37)" table:style-name="ce7">
            <text:p>375</text:p>
          </table:table-cell>
          <table:table-cell table:number-columns-repeated="16376"/>
        </table:table-row>
        <table:table-row table:style-name="ro1">
          <table:table-cell office:value-type="float" office:value="1037" table:style-name="ce5">
            <text:p>1037</text:p>
          </table:table-cell>
          <table:table-cell office:value-type="string" table:style-name="ce5">
            <text:p>Ravi Nair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Pencil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22-02-2024</text:p>
          </table:table-cell>
          <table:table-cell office:value-type="float" office:value="140" table:formula="msoxl:=MIN(Sheet1!$E38*Sheet1!$F38)" table:style-name="ce7">
            <text:p>140</text:p>
          </table:table-cell>
          <table:table-cell table:number-columns-repeated="16376"/>
        </table:table-row>
        <table:table-row table:style-name="ro1">
          <table:table-cell office:value-type="float" office:value="1038" table:style-name="ce5">
            <text:p>1038</text:p>
          </table:table-cell>
          <table:table-cell office:value-type="string" table:style-name="ce5">
            <text:p>Komal Singh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Eraser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23-02-2024</text:p>
          </table:table-cell>
          <table:table-cell office:value-type="float" office:value="192" table:formula="msoxl:=MIN(Sheet1!$E39*Sheet1!$F39)" table:style-name="ce7">
            <text:p>192</text:p>
          </table:table-cell>
          <table:table-cell table:number-columns-repeated="16376"/>
        </table:table-row>
        <table:table-row table:style-name="ro1">
          <table:table-cell office:value-type="float" office:value="1039" table:style-name="ce5">
            <text:p>1039</text:p>
          </table:table-cell>
          <table:table-cell office:value-type="string" table:style-name="ce5">
            <text:p>Ayesha Khan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Notebook</text:p>
          </table:table-cell>
          <table:table-cell office:value-type="float" office:value="16" table:style-name="ce5">
            <text:p>16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25-02-2024</text:p>
          </table:table-cell>
          <table:table-cell office:value-type="float" office:value="800" table:formula="msoxl:=MIN(Sheet1!$E40*Sheet1!$F40)" table:style-name="ce7">
            <text:p>800</text:p>
          </table:table-cell>
          <table:table-cell table:number-columns-repeated="16376"/>
        </table:table-row>
        <table:table-row table:style-name="ro1">
          <table:table-cell office:value-type="float" office:value="1040" table:style-name="ce5">
            <text:p>1040</text:p>
          </table:table-cell>
          <table:table-cell office:value-type="string" table:style-name="ce5">
            <text:p>Arjun Mehta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Pen</text:p>
          </table:table-cell>
          <table:table-cell office:value-type="float" office:value="27" table:style-name="ce5">
            <text:p>27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6-02-2024</text:p>
          </table:table-cell>
          <table:table-cell office:value-type="float" office:value="270" table:formula="msoxl:=MIN(Sheet1!$E41*Sheet1!$F41)" table:style-name="ce7">
            <text:p>270</text:p>
          </table:table-cell>
          <table:table-cell table:number-columns-repeated="16376"/>
        </table:table-row>
        <table:table-row table:style-name="ro1">
          <table:table-cell office:value-type="float" office:value="1041" table:style-name="ce5">
            <text:p>1041</text:p>
          </table:table-cell>
          <table:table-cell office:value-type="string" table:style-name="ce5">
            <text:p>Sonali Gupta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Marker</text:p>
          </table:table-cell>
          <table:table-cell office:value-type="float" office:value="21" table:style-name="ce5">
            <text:p>21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27-02-2024</text:p>
          </table:table-cell>
          <table:table-cell office:value-type="float" office:value="525" table:formula="msoxl:=MIN(Sheet1!$E42*Sheet1!$F42)" table:style-name="ce7">
            <text:p>525</text:p>
          </table:table-cell>
          <table:table-cell table:number-columns-repeated="16376"/>
        </table:table-row>
        <table:table-row table:style-name="ro1">
          <table:table-cell office:value-type="float" office:value="1042" table:style-name="ce5">
            <text:p>1042</text:p>
          </table:table-cell>
          <table:table-cell office:value-type="string" table:style-name="ce5">
            <text:p>Neeraj Kapoor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cil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28-02-2024</text:p>
          </table:table-cell>
          <table:table-cell office:value-type="float" office:value="150" table:formula="msoxl:=MIN(Sheet1!$E43*Sheet1!$F43)" table:style-name="ce7">
            <text:p>150</text:p>
          </table:table-cell>
          <table:table-cell table:number-columns-repeated="16376"/>
        </table:table-row>
        <table:table-row table:style-name="ro1">
          <table:table-cell office:value-type="float" office:value="1043" table:style-name="ce5">
            <text:p>1043</text:p>
          </table:table-cell>
          <table:table-cell office:value-type="string" table:style-name="ce5">
            <text:p>Shruti Sharma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Eraser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5">
            <text:p>8</text:p>
          </table:table-cell>
          <table:table-cell office:value-type="date" office:date-value="2024-01-03T00:00:00" table:style-name="ce6">
            <text:p>01-03-2024</text:p>
          </table:table-cell>
          <table:table-cell office:value-type="float" office:value="208" table:formula="msoxl:=MIN(Sheet1!$E44*Sheet1!$F44)" table:style-name="ce7">
            <text:p>208</text:p>
          </table:table-cell>
          <table:table-cell table:number-columns-repeated="16376"/>
        </table:table-row>
        <table:table-row table:style-name="ro1">
          <table:table-cell office:value-type="float" office:value="1044" table:style-name="ce5">
            <text:p>1044</text:p>
          </table:table-cell>
          <table:table-cell office:value-type="string" table:style-name="ce5">
            <text:p>Yash Arora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Notebook</text:p>
          </table:table-cell>
          <table:table-cell office:value-type="float" office:value="14" table:style-name="ce5">
            <text:p>14</text:p>
          </table:table-cell>
          <table:table-cell office:value-type="float" office:value="50" table:style-name="ce5">
            <text:p>50</text:p>
          </table:table-cell>
          <table:table-cell office:value-type="date" office:date-value="2024-02-03T00:00:00" table:style-name="ce6">
            <text:p>02-03-2024</text:p>
          </table:table-cell>
          <table:table-cell office:value-type="float" office:value="700" table:formula="msoxl:=MIN(Sheet1!$E45*Sheet1!$F45)" table:style-name="ce7">
            <text:p>700</text:p>
          </table:table-cell>
          <table:table-cell table:number-columns-repeated="16376"/>
        </table:table-row>
        <table:table-row table:style-name="ro1">
          <table:table-cell office:value-type="float" office:value="1045" table:style-name="ce5">
            <text:p>1045</text:p>
          </table:table-cell>
          <table:table-cell office:value-type="string" table:style-name="ce5">
            <text:p>Manish Das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Pen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date" office:date-value="2024-03-03T00:00:00" table:style-name="ce6">
            <text:p>03-03-2024</text:p>
          </table:table-cell>
          <table:table-cell office:value-type="float" office:value="200" table:formula="msoxl:=MIN(Sheet1!$E46*Sheet1!$F46)" table:style-name="ce7">
            <text:p>200</text:p>
          </table:table-cell>
          <table:table-cell table:number-columns-repeated="16376"/>
        </table:table-row>
        <table:table-row table:style-name="ro1">
          <table:table-cell office:value-type="float" office:value="1046" table:style-name="ce5">
            <text:p>1046</text:p>
          </table:table-cell>
          <table:table-cell office:value-type="string" table:style-name="ce5">
            <text:p>Rupal Nair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Marker</text:p>
          </table:table-cell>
          <table:table-cell office:value-type="float" office:value="17" table:style-name="ce5">
            <text:p>17</text:p>
          </table:table-cell>
          <table:table-cell office:value-type="float" office:value="25" table:style-name="ce5">
            <text:p>25</text:p>
          </table:table-cell>
          <table:table-cell office:value-type="date" office:date-value="2024-04-03T00:00:00" table:style-name="ce6">
            <text:p>04-03-2024</text:p>
          </table:table-cell>
          <table:table-cell office:value-type="float" office:value="425" table:formula="msoxl:=MIN(Sheet1!$E47*Sheet1!$F47)" table:style-name="ce7">
            <text:p>425</text:p>
          </table:table-cell>
          <table:table-cell table:number-columns-repeated="16376"/>
        </table:table-row>
        <table:table-row table:style-name="ro1">
          <table:table-cell office:value-type="float" office:value="1047" table:style-name="ce5">
            <text:p>1047</text:p>
          </table:table-cell>
          <table:table-cell office:value-type="string" table:style-name="ce5">
            <text:p>Sonia Verma</text:p>
          </table:table-cell>
          <table:table-cell office:value-type="string" table:style-name="ce5">
            <text:p>East</text:p>
          </table:table-cell>
          <table:table-cell office:value-type="string" table:style-name="ce5">
            <text:p>Pencil</text:p>
          </table:table-cell>
          <table:table-cell office:value-type="float" office:value="19" table:style-name="ce5">
            <text:p>19</text:p>
          </table:table-cell>
          <table:table-cell office:value-type="float" office:value="5" table:style-name="ce5">
            <text:p>5</text:p>
          </table:table-cell>
          <table:table-cell office:value-type="date" office:date-value="2024-05-03T00:00:00" table:style-name="ce6">
            <text:p>05-03-2024</text:p>
          </table:table-cell>
          <table:table-cell office:value-type="float" office:value="95" table:formula="msoxl:=MIN(Sheet1!$E48*Sheet1!$F48)" table:style-name="ce7">
            <text:p>95</text:p>
          </table:table-cell>
          <table:table-cell table:number-columns-repeated="16376"/>
        </table:table-row>
        <table:table-row table:style-name="ro1">
          <table:table-cell office:value-type="float" office:value="1048" table:style-name="ce5">
            <text:p>1048</text:p>
          </table:table-cell>
          <table:table-cell office:value-type="string" table:style-name="ce5">
            <text:p>Kunal Singh</text:p>
          </table:table-cell>
          <table:table-cell office:value-type="string" table:style-name="ce5">
            <text:p>West</text:p>
          </table:table-cell>
          <table:table-cell office:value-type="string" table:style-name="ce5">
            <text:p>Eraser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5">
            <text:p>8</text:p>
          </table:table-cell>
          <table:table-cell office:value-type="date" office:date-value="2024-06-03T00:00:00" table:style-name="ce6">
            <text:p>06-03-2024</text:p>
          </table:table-cell>
          <table:table-cell office:value-type="float" office:value="256" table:formula="msoxl:=MIN(Sheet1!$E49*Sheet1!$F49)" table:style-name="ce7">
            <text:p>256</text:p>
          </table:table-cell>
          <table:table-cell table:number-columns-repeated="16376"/>
        </table:table-row>
        <table:table-row table:style-name="ro1">
          <table:table-cell office:value-type="float" office:value="1049" table:style-name="ce5">
            <text:p>1049</text:p>
          </table:table-cell>
          <table:table-cell office:value-type="string" table:style-name="ce5">
            <text:p>Ritika Jain</text:p>
          </table:table-cell>
          <table:table-cell office:value-type="string" table:style-name="ce5">
            <text:p>North</text:p>
          </table:table-cell>
          <table:table-cell office:value-type="string" table:style-name="ce5">
            <text:p>Notebook</text:p>
          </table:table-cell>
          <table:table-cell office:value-type="float" office:value="12" table:style-name="ce5">
            <text:p>12</text:p>
          </table:table-cell>
          <table:table-cell office:value-type="float" office:value="50" table:style-name="ce5">
            <text:p>50</text:p>
          </table:table-cell>
          <table:table-cell office:value-type="date" office:date-value="2024-07-03T00:00:00" table:style-name="ce6">
            <text:p>07-03-2024</text:p>
          </table:table-cell>
          <table:table-cell office:value-type="float" office:value="600" table:formula="msoxl:=MIN(Sheet1!$E50*Sheet1!$F50)" table:style-name="ce7">
            <text:p>600</text:p>
          </table:table-cell>
          <table:table-cell table:number-columns-repeated="16376"/>
        </table:table-row>
        <table:table-row table:style-name="ro1">
          <table:table-cell office:value-type="float" office:value="1050" table:style-name="ce5">
            <text:p>1050</text:p>
          </table:table-cell>
          <table:table-cell office:value-type="string" table:style-name="ce5">
            <text:p>Vivek Malhotra</text:p>
          </table:table-cell>
          <table:table-cell office:value-type="string" table:style-name="ce5">
            <text:p>South</text:p>
          </table:table-cell>
          <table:table-cell office:value-type="string" table:style-name="ce5">
            <text:p>Pen</text:p>
          </table:table-cell>
          <table:table-cell office:value-type="float" office:value="25" table:style-name="ce5">
            <text:p>25</text:p>
          </table:table-cell>
          <table:table-cell office:value-type="float" office:value="10" table:style-name="ce5">
            <text:p>10</text:p>
          </table:table-cell>
          <table:table-cell office:value-type="date" office:date-value="2024-08-03T00:00:00" table:style-name="ce6">
            <text:p>08-03-2024</text:p>
          </table:table-cell>
          <table:table-cell office:value-type="float" office:value="250" table:formula="msoxl:=MIN(Sheet1!$E51*Sheet1!$F51)" table:style-name="ce7">
            <text:p>250</text:p>
          </table:table-cell>
          <table:table-cell table:number-columns-repeated="16376"/>
        </table:table-row>
        <table:table-row table:style-name="ro1">
          <table:table-cell table:number-columns-repeated="7" table:style-name="ce5"/>
          <table:table-cell table:style-name="ce7"/>
          <table:table-cell table:number-columns-repeated="16376"/>
        </table:table-row>
        <table:table-row table:style-name="ro1">
          <table:table-cell table:number-columns-repeated="7" table:style-name="ce5"/>
          <table:table-cell table:style-name="ce3"/>
          <table:table-cell table:number-columns-repeated="16376"/>
        </table:table-row>
        <table:table-row table:style-name="ro2">
          <table:table-cell table:number-columns-repeated="8" table:style-name="ce3"/>
          <table:table-cell table:number-columns-repeated="16376"/>
        </table:table-row>
        <table:table-row table:style-name="ro3">
          <table:table-cell office:value-type="string" table:style-name="ce8">
            <text:p>Q4 TOTAL CUSTOMER NAME</text:p>
          </table:table-cell>
          <table:table-cell office:value-type="float" office:value="50" table:style-name="ce9">
            <text:p>50</text:p>
          </table:table-cell>
          <table:table-cell table:number-columns-repeated="6" table:style-name="ce3"/>
          <table:table-cell table:number-columns-repeated="16376"/>
        </table:table-row>
        <table:table-row table:number-rows-repeated="2" table:style-name="ro2">
          <table:table-cell table:number-columns-repeated="8" table:style-name="ce3"/>
          <table:table-cell table:number-columns-repeated="16376"/>
        </table:table-row>
        <table:table-row table:style-name="ro4">
          <table:table-cell office:value-type="string" table:style-name="ce8">
            <text:p>Q6)TOTAL SALES NOTEBOOK IN NORTH REAGION</text:p>
          </table:table-cell>
          <table:table-cell office:value-type="float" office:value="2900" table:formula="msoxl:=SUMIFS(H2:H51,C2:C51, &quot;North&quot;, D2:D51, &quot;Notebook&quot;)" table:style-name="ce10">
            <text:p>2900</text:p>
          </table:table-cell>
          <table:table-cell table:number-columns-repeated="6" table:style-name="ce3"/>
          <table:table-cell table:number-columns-repeated="16376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 table:style-name="ce4"/>
          <table:table-cell office:value-type="string" table:style-name="ce4">
            <text:p><text:s/></text:p>
          </table:table-cell>
          <table:table-cell table:number-columns-repeated="16381" table:style-name="ce4"/>
        </table:table-row>
        <table:table-row table:style-name="ro2">
          <table:table-cell table:style-name="ce4">
            <draw:frame draw:z-index="1" draw:id="id0" draw:style-name="a0" draw:name="Chart 2" svg:x="0in" svg:y="0.01667in" svg:width="11.90833in" svg:height="3.6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4"/>
        </table:table-row>
        <table:table-row table:number-rows-repeated="22" table:style-name="ro2">
          <table:table-cell table:number-columns-repeated="16384"/>
        </table:table-row>
        <table:table-row table:style-name="ro2">
          <table:table-cell office:value-type="string" table:style-name="ce9">
            <text:p>Q2</text:p>
          </table:table-cell>
          <table:table-cell table:style-name="ce9"/>
          <table:table-cell table:style-name="ce4"/>
          <table:table-cell table:style-name="ce11"/>
          <table:table-cell office:value-type="string" table:style-name="ce10">
            <text:p>Q4</text:p>
          </table:table-cell>
          <table:table-cell table:number-columns-repeated="2" table:style-name="ce10"/>
          <table:table-cell table:number-columns-repeated="16377" table:style-name="ce4"/>
        </table:table-row>
        <table:table-row table:style-name="ro2">
          <table:table-cell office:value-type="string" table:style-name="ce9">
            <text:p>VEHICAL</text:p>
          </table:table-cell>
          <table:table-cell office:value-type="string" table:style-name="ce9">
            <text:p>PRICE</text:p>
          </table:table-cell>
          <table:table-cell table:style-name="ce4"/>
          <table:table-cell table:style-name="ce11"/>
          <table:table-cell office:value-type="string" table:style-name="ce10">
            <text:p>ITEM</text:p>
          </table:table-cell>
          <table:table-cell office:value-type="string" table:style-name="ce10">
            <text:p>Price</text:p>
          </table:table-cell>
          <table:table-cell office:value-type="string" table:style-name="ce10">
            <text:p>sale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3">
            <text:p>CAR</text:p>
          </table:table-cell>
          <table:table-cell office:value-type="float" office:value="500000" table:style-name="ce3">
            <text:p>500000</text:p>
          </table:table-cell>
          <table:table-cell table:number-columns-repeated="2" table:style-name="ce4"/>
          <table:table-cell office:value-type="string" table:style-name="ce3">
            <text:p>Q1</text:p>
          </table:table-cell>
          <table:table-cell office:value-type="float" office:value="90" table:style-name="ce3">
            <text:p>90</text:p>
          </table:table-cell>
          <table:table-cell office:value-type="float" office:value="1000" table:style-name="ce3">
            <text:p>1000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3">
            <text:p>BICYCLE</text:p>
          </table:table-cell>
          <table:table-cell office:value-type="float" office:value="10500" table:style-name="ce3">
            <text:p>10500</text:p>
          </table:table-cell>
          <table:table-cell table:number-columns-repeated="2" table:style-name="ce4"/>
          <table:table-cell office:value-type="string" table:style-name="ce3">
            <text:p>Q2</text:p>
          </table:table-cell>
          <table:table-cell office:value-type="float" office:value="150" table:style-name="ce3">
            <text:p>150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12">
            <text:p>AUTO-RICKSHAW</text:p>
          </table:table-cell>
          <table:table-cell office:value-type="float" office:value="25000" table:style-name="ce3">
            <text:p>25000</text:p>
          </table:table-cell>
          <table:table-cell table:number-columns-repeated="2" table:style-name="ce4"/>
          <table:table-cell office:value-type="string" table:style-name="ce3">
            <text:p>Q3</text:p>
          </table:table-cell>
          <table:table-cell office:value-type="float" office:value="250" table:style-name="ce3">
            <text:p>250</text:p>
          </table:table-cell>
          <table:table-cell office:value-type="float" office:value="1500" table:style-name="ce3">
            <text:p>1500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13">
            <text:p>total sales of bicycle</text:p>
          </table:table-cell>
          <table:table-cell office:value-type="float" office:value="535500" table:formula="msoxl:=SUM(B88:B90)" table:style-name="ce14">
            <text:p>535500</text:p>
          </table:table-cell>
          <table:table-cell table:style-name="ce4"/>
          <table:table-cell table:style-name="ce11"/>
          <table:table-cell office:value-type="string" table:style-name="ce15">
            <text:p>Averege cell &gt;100&lt;300</text:p>
          </table:table-cell>
          <table:table-cell table:style-name="ce16"/>
          <table:table-cell office:value-type="float" office:value="1350" table:formula="msoxl:=AVERAGEIFS(G88:G90,F88:F90,&quot;&gt;100&quot;,F88:F90,&quot;&lt; 300&quot; )" table:style-name="ce16">
            <text:p>1350</text:p>
          </table:table-cell>
          <table:table-cell table:style-name="ce11"/>
          <table:table-cell table:number-columns-repeated="16376"/>
        </table:table-row>
        <table:table-row table:number-rows-repeated="1048485" table:style-name="ro2">
          <table:table-cell table:number-columns-repeated="16384"/>
        </table:table-row>
      </table:table>
      <table:database-ranges>
        <table:database-range table:target-range-address="Sheet1.A1:Sheet1.H52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ell</meta:initial-creator>
    <dc:creator>Dell</dc:creator>
    <meta:creation-date>2025-11-14T10:50:49Z</meta:creation-date>
    <dc:date>2025-11-18T10:54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f7964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99ff" draw:opacity="100%" draw:stroke="solid" svg:stroke-width="0.01042in" svg:stroke-color="#d99694" svg:stroke-opacity="100%" draw:stroke-linejoin="round" draw:shadow="visible" draw:shadow-offset-x="0in" draw:shadow-offset-y="0.05556in" draw:shadow-color="#000000" draw:shadow-opacity="99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5373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5373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5373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6aac5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537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53735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5999212598425pt" svg:width="857.39968503937pt" chart:style-name="Crt0">
        <chart:title svg:x="338.7317322834646pt" svg:y="9.0pt" chart:style-name="CT00">
          <text:p text:style-name="a0" text:class-names="" text:cond-style-name="">Q8) TOTAL SALES</text:p>
        </chart:title>
        <chart:legend chart:legend-position="end" chart:legend-align="center" chart:style-name="Lgnd"/>
        <chart:plot-area svg:x="6.070551181102362pt" svg:y="35.97488188976378pt" svg:width="764.3985039370078pt" svg:height="223.624803149606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1" chart:values-cell-range-address="Sheet1.$H$2:.$H$51" chart:class="chart:line" chart:attached-axis="primary-y" chart:style-name="G0S0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